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Footnote">
      <style:text-properties officeooo:paragraph-rsid="0f8ed1b5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4" style:family="paragraph" style:parent-style-name="Standard">
      <style:text-properties officeooo:paragraph-rsid="0f9a7319"/>
    </style:style>
    <style:style style:name="P65" style:family="paragraph" style:parent-style-name="Footnote">
      <style:text-properties officeooo:paragraph-rsid="0fa0a8ea"/>
    </style:style>
    <style:style style:name="P66" style:family="paragraph" style:parent-style-name="Standard">
      <style:text-properties officeooo:paragraph-rsid="0fab02b9"/>
    </style:style>
    <style:style style:name="P67" style:family="paragraph" style:parent-style-name="Standard">
      <style:text-properties officeooo:paragraph-rsid="0fadcf96"/>
    </style:style>
    <style:style style:name="P68" style:family="paragraph" style:parent-style-name="Standard">
      <style:text-properties officeooo:paragraph-rsid="105ee122"/>
    </style:style>
    <style:style style:name="P69" style:family="paragraph" style:parent-style-name="Standard">
      <style:text-properties officeooo:paragraph-rsid="107a7646"/>
    </style:style>
    <style:style style:name="P70" style:family="paragraph" style:parent-style-name="Footnote">
      <style:text-properties officeooo:paragraph-rsid="0fda5dac"/>
    </style:style>
    <style:style style:name="P71" style:family="paragraph" style:parent-style-name="Footnote">
      <style:text-properties officeooo:paragraph-rsid="0fddbd8c"/>
    </style:style>
    <style:style style:name="P72" style:family="paragraph" style:parent-style-name="Standard">
      <style:text-properties officeooo:paragraph-rsid="0fe28eb1"/>
    </style:style>
    <style:style style:name="P7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7" style:family="paragraph" style:parent-style-name="Standard" style:list-style-name="L1">
      <style:paragraph-properties fo:break-before="page"/>
      <style:text-properties officeooo:paragraph-rsid="0b0ddd8e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6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9" style:family="text">
      <style:text-properties fo:color="#000000" loext:opacity="100%" style:font-name="Liberation Sans" fo:font-size="12pt" style:font-size-asian="12pt" style:font-size-complex="12pt"/>
    </style:style>
    <style:style style:name="T17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4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0pt" fo:language="nl" fo:country="N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1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officeooo:rsid="047da547"/>
    </style:style>
    <style:style style:name="T22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style:font-size-asian="12pt" style:font-size-complex="12pt"/>
    </style:style>
    <style:style style:name="T255" style:family="text">
      <style:text-properties style:use-window-font-color="true" loext:opacity="0%" style:font-name="Liberation Sans" officeooo:rsid="0efd8e5c"/>
    </style:style>
    <style:style style:name="T25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officeooo:rsid="04473353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officeooo:rsid="0aace3cd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5" style:family="text">
      <style:text-properties officeooo:rsid="0f0ca65a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style:text-underline-style="none"/>
    </style:style>
    <style:style style:name="T269" style:family="text">
      <style:text-properties officeooo:rsid="0fe30796"/>
    </style:style>
    <style:style style:name="T270" style:family="text">
      <style:text-properties style:text-underline-style="solid" style:text-underline-width="auto" style:text-underline-color="font-color"/>
    </style:style>
    <style:style style:name="T271" style:family="text">
      <style:text-properties style:text-underline-style="solid" style:text-underline-width="auto" style:text-underline-color="font-color" officeooo:rsid="0feb9a57"/>
    </style:style>
    <style:style style:name="T272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5"><text:span text:style-name="Strong_20_Emphasis"><text:span text:style-name="T139">C</text:span></text:span><text:span text:style-name="Strong_20_Emphasis"><text:span text:style-name="T138">hecklist voor </text:span></text:span><text:span text:style-name="Strong_20_Emphasis"><text:span text:style-name="T140">de installatie</text:span></text:span><text:span text:style-name="Strong_20_Emphasis"><text:span text:style-name="T138"> van </text:span></text:span><text:span text:style-name="Strong_20_Emphasis"><text:span text:style-name="T138"><text:user-field-get text:name="Distro">Ubuntu</text:user-field-get></text:span></text:span><text:span text:style-name="Strong_20_Emphasis"><text:span text:style-name="T138"><text:s/></text:span></text:span><text:span text:style-name="Strong_20_Emphasis"><text:span text:style-name="T145"><text:user-field-get text:name="Version">22.04</text:user-field-get></text:span></text:span><text:span text:style-name="Strong_20_Emphasis"><text:span text:style-name="T145"><text:s/></text:span></text:span><text:span text:style-name="Strong_20_Emphasis"><text:span text:style-name="T146">LTS</text:span></text:span><text:span text:style-name="Strong_20_Emphasis"><text:span text:style-name="T142"><text:note text:id="ftn1" text:note-class="footnote"><text:note-citation>1</text:note-citation><text:note-body><text:p text:style-name="P62"><text:span text:style-name="T175">LTS</text:span><text:span text:style-name="T183"> </text:span><text:span text:style-name="T184">staat voor</text:span><text:span text:style-name="T182"> </text:span><text:span text:style-name="T175">Long-Term Support, langetermijnondersteuning, </text:span><text:span text:style-name="T185">en </text:span><text:span text:style-name="T186">d</text:span><text:span text:style-name="T185">eze </text:span><text:span text:style-name="Strong_20_Emphasis"><text:span text:style-name="T190"><text:user-field-get text:name="Distro">Ubuntu</text:user-field-get></text:span></text:span><text:span text:style-name="T185"><text:s/></text:span><text:span text:style-name="T191"><text:user-field-get text:name="Version">22.04</text:user-field-get></text:span><text:span text:style-name="T191"><text:s/></text:span><text:span text:style-name="T193">LTS</text:span><text:span text:style-name="T191"> </text:span><text:span text:style-name="Strong_20_Emphasis"><text:span text:style-name="T192"><text:user-field-get text:name="Edition">Server</text:user-field-get></text:span></text:span><text:span text:style-name="T185"><text:s/></text:span><text:span text:style-name="T187">(codenaam </text:span><text:span text:style-name="T189">j</text:span><text:span text:style-name="T262">ammy</text:span><text:span text:style-name="T187">) </text:span><text:span text:style-name="T184">van</text:span><text:span text:style-name="T181"> </text:span><text:span text:style-name="T179">april</text:span><text:span text:style-name="T177"> </text:span><text:span text:style-name="Strong_20_Emphasis"><text:span text:style-name="T85"><text:user-field-get style:data-style-name="N0" text:name="Releaseyear">2022</text:user-field-get></text:span></text:span><text:span text:style-name="T179"><text:s/></text:span><text:span text:style-name="T175">wordt </text:span><text:span text:style-name="T176">vijf</text:span><text:span text:style-name="T175"> jaar onder</text:span><text:span text:style-name="T188">steund</text:span><text:span text:style-name="T180"> </text:span><text:span text:style-name="T175">tot </text:span><text:span text:style-name="T179">april</text:span><text:span text:style-name="T174"> </text:span><text:span text:style-name="T175">202</text:span><text:span text:style-name="T179">7</text:span><text:span text:style-name="T178">.</text:span></text:p></text:note-body></text:note></text:span></text:span><text:span text:style-name="Strong_20_Emphasis"><text:span text:style-name="T143"> </text:span></text:span><text:span text:style-name="Strong_20_Emphasis"><text:span text:style-name="T144"><text:user-field-get text:name="Edition">Server</text:user-field-get></text:span></text:span><text:span text:style-name="Strong_20_Emphasis"><text:span text:style-name="T141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65">ONDERSTREEPTE</text:span></text:span><text:span text:style-name="T1"> </text:span><text:span text:style-name="T15">woorden</text:span><text:span text:style-name="T14"> het</text:span><text:span text:style-name="Strong_20_Emphasis"><text:span text:style-name="T199"> </text:span></text:span><text:span text:style-name="Strong_20_Emphasis"><text:span text:style-name="T200">tekstvak</text:span></text:span><text:span text:style-name="T15"> </text:span><text:span text:style-name="T18">in,</text:span><text:span text:style-name="T15"> </text:span><text:span text:style-name="T219">zie </text:span><text:span text:style-name="T255">[</text:span><text:span text:style-name="T219">toelichting</text:span><text:span text:style-name="T255">]</text:span><text:span text:style-name="T15">:</text:span></text:p>
      <text:p text:style-name="P2"><text:span text:style-name="Definition"><text:span text:style-name="T22">GEBRUIKER</text:span></text:span><text:span text:style-name="T227"><text:tab/><text:tab/></text:span><text:span text:style-name="T254"> <text:tab/><text:tab/></text:span><text:span text:style-name="T228"><draw:control text:anchor-type="as-char" svg:y="-0.4cm" draw:z-index="15" draw:name="Gebruiker 1" draw:style-name="gr2" draw:text-style-name="P82" svg:width="6.4cm" svg:height="0.6cm" draw:control="control16"><svg:title>Gebruiker</svg:title><svg:desc>Volledige naam, bijv. Jan Stek</svg:desc></draw:control></text:span><text:span text:style-name="T228"><text:tab/> <text:s text:c="2"/></text:span><text:span text:style-name="T229">[</text:span><text:span text:style-name="T230">V</text:span><text:span text:style-name="T222">olledige naam, bijv. </text:span><text:span text:style-name="T223">J</text:span><text:span text:style-name="T252">a</text:span><text:span text:style-name="T223">n </text:span><text:span text:style-name="T252">Jansen</text:span><text:span text:style-name="T253">]</text:span></text:p>
      <text:p text:style-name="P72"><text:span text:style-name="Definition"><text:span text:style-name="T221">g</text:span></text:span><text:span text:style-name="Definition">ebruikersnaam</text:span><text:span text:style-name="Definition"><text:span text:style-name="T268"><text:tab/></text:span></text:span><text:span text:style-name="T220"><draw:control text:anchor-type="as-char" svg:y="-0.4cm" draw:z-index="16" draw:name="Gberuikersnaam 2" draw:style-name="gr2" draw:text-style-name="P82" svg:width="6.4cm" svg:height="0.6cm" draw:control="control17"><svg:title>Gebruikersnaam</svg:title><svg:desc>Korte naam, bijv. jan</svg:desc></draw:control></text:span><text:span text:style-name="T220"><text:tab/> <text:s text:c="2"/></text:span><text:span text:style-name="T7">[</text:span><text:span text:style-name="T8">K</text:span><text:span text:style-name="T6">orte naam, bijv. </text:span><text:span text:style-name="T152">j</text:span><text:span text:style-name="T153">a</text:span><text:span text:style-name="T152">n</text:span><text:span text:style-name="T154">]</text:span></text:p>
      <text:p text:style-name="P2"><text:span text:style-name="Definition"><text:span text:style-name="T269">server</text:span></text:span><text:span text:style-name="Definition">NAAM</text:span><text:span text:style-name="T231"><text:tab/><text:tab/><text:tab/></text:span><draw:control text:anchor-type="as-char" svg:y="-0.4cm" draw:z-index="17" draw:name="Computernaam 1" draw:style-name="gr2" draw:text-style-name="P82" svg:width="6.4cm" svg:height="0.6cm" draw:control="control18"><svg:title>Computernaam</svg:title><svg:desc>Unieke naam van de computer</svg:desc></draw:control><text:tab/> <text:s text:c="2"/><text:span text:style-name="T236">[</text:span><text:span text:style-name="T237">N</text:span><text:span text:style-name="T232">aam van de </text:span><text:span text:style-name="T239">server</text:span><text:span text:style-name="T233">, </text:span><text:span text:style-name="T234">bijv. </text:span><text:span text:style-name="T238">sv</text:span><text:span text:style-name="T235">02</text:span><text:span text:style-name="T236">]</text:span></text:p>
      <text:p text:style-name="P2"><text:span text:style-name="Definition"><text:span text:style-name="T241">GEBRUIKER</text:span></text:span><text:span text:style-name="Definition"><text:span text:style-name="T246"><text:tab/></text:span></text:span><text:span text:style-name="T240"><text:tab/></text:span><text:span text:style-name="T254"> <text:tab/><text:tab/></text:span><text:span text:style-name="T228"><draw:control text:anchor-type="as-char" svg:y="-0.4cm" draw:z-index="18" draw:name="Gebruiker 2" draw:style-name="gr2" draw:text-style-name="P82" svg:width="6.4cm" svg:height="0.6cm" draw:control="control19"><svg:title>Gebruiker</svg:title><svg:desc>Volledige naam, bijv. Jan Stek</svg:desc></draw:control></text:span><text:span text:style-name="T228"><text:tab/> <text:s text:c="2"/></text:span><text:span text:style-name="T229">[</text:span><text:span text:style-name="T230">V</text:span><text:span text:style-name="T222">olledige naam </text:span><text:span text:style-name="T226">evt. 2</text:span><text:span text:style-name="T256">e</text:span><text:span text:style-name="T224"> gebruiker</text:span><text:span text:style-name="T225">]</text:span></text:p>
      <text:p text:style-name="P72"><text:span text:style-name="Definition"><text:span text:style-name="T241">GEBRUIKERSN</text:span></text:span><text:span text:style-name="Definition"><text:span text:style-name="T242">aa</text:span></text:span><text:span text:style-name="Definition"><text:span text:style-name="T241">M</text:span></text:span><text:span text:style-name="Definition"><text:span text:style-name="T246"><text:tab/></text:span></text:span><text:span text:style-name="T220"><draw:control text:anchor-type="as-char" svg:y="-0.4cm" draw:z-index="19" draw:name="Gberuikersnaam 1" draw:style-name="gr2" draw:text-style-name="P82" svg:width="6.4cm" svg:height="0.6cm" draw:control="control20"><svg:title>Gebruikersnaam</svg:title><svg:desc>Korte naam, bijv. jan</svg:desc></draw:control></text:span><text:span text:style-name="T220"><text:tab/> <text:s text:c="2"/></text:span><text:span text:style-name="T244">[</text:span><text:span text:style-name="T245">K</text:span><text:span text:style-name="T243">orte naam</text:span><text:span text:style-name="T247"> </text:span><text:span text:style-name="T248">e</text:span><text:span text:style-name="T249">vt. 2</text:span><text:span text:style-name="T257">e</text:span><text:span text:style-name="T249"> </text:span><text:span text:style-name="T250">gebruiker</text:span><text:span text:style-name="T251">]</text:span></text:p>
      <text:p text:style-name="P2"><text:span text:style-name="T155">Vervang </text:span><text:span text:style-name="T159">de</text:span><text:span text:style-name="T155"> </text:span><text:span text:style-name="Definition"><text:span text:style-name="T23">ONDERSTREEPTE</text:span></text:span><text:span text:style-name="T155"> </text:span><text:span text:style-name="T156">woorden </text:span><text:span text:style-name="T155">in deze checklist door </text:span><text:span text:style-name="T159">d</text:span><text:span text:style-name="T160">i</text:span><text:span text:style-name="T159">e </text:span><text:span text:style-name="T158">in </text:span><text:span text:style-name="T160">het</text:span><text:span text:style-name="Strong_20_Emphasis"><text:span text:style-name="T46"> </text:span></text:span><text:span text:style-name="Strong_20_Emphasis"><text:span text:style-name="T58">tekstvak</text:span></text:span><text:span text:style-name="T155">.</text:span></text:p>
      <text:p text:style-name="P35"/>
      <text:p text:style-name="P35"/>
      <text:p text:style-name="P1"><text:span text:style-name="T165">Nieuwe installatie?</text:span><text:span text:style-name="T157"><text:tab/></text:span><text:span text:style-name="T162"></text:span><text:span text:style-name="T164"><text:tab/></text:span><text:span text:style-name="T163">B</text:span><text:span text:style-name="T157">egin bij hoofdstuk </text:span><text:span text:style-name="T165"><text:bookmark-ref text:reference-format="page" text:ref-name="__RefNumPara__4009_1271708128">2</text:bookmark-ref></text:span><text:span text:style-name="T157"><text:s text:c="2"/></text:span><text:span text:style-name="T166"><text:bookmark-ref text:reference-format="text" text:ref-name="__RefNumPara__4009_1271708128">Installatie uitvoeren</text:bookmark-ref></text:span><text:span text:style-name="T161">.</text:span></text:p>
      <text:p text:style-name="P20"/>
      <text:p text:style-name="P20"/>
      <text:list xml:id="list77610082" text:style-name="L1">
        <text:list-item>
          <text:p text:style-name="P78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7" draw:name="Vorm3_0" draw:style-name="gr1" draw:text-style-name="P81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5"><draw:control text:anchor-type="as-char" draw:z-index="11" draw:name="Vorm3_ 2" draw:style-name="gr1" draw:text-style-name="P81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8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4">E</text:span></text:span><text:span text:style-name="User_20_Entry"><text:span text:style-name="T103">v</text:span></text:span><text:span text:style-name="User_20_Entry"><text:span text:style-name="T104">en</text:span></text:span><text:span text:style-name="User_20_Entry"><text:span text:style-name="T106">t</text:span></text:span><text:span text:style-name="User_20_Entry"><text:span text:style-name="T107">uele </text:span></text:span><text:span text:style-name="User_20_Entry"><text:span text:style-name="T108">extra </text:span></text:span><text:span text:style-name="Definition"><text:span text:style-name="T263">gebruiker</text:span></text:span><text:span text:style-name="User_20_Entry"><text:span text:style-name="T98">s</text:span></text:span><text:span text:style-name="User_20_Entry"><text:span text:style-name="T108"> aanmelden </text:span></text:span><text:span text:style-name="User_20_Entry"><text:span text:style-name="T109">en dezelfde stappen uitvoeren</text:span></text:span><text:span text:style-name="User_20_Entry"><text:span text:style-name="T105">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0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68"><text:span text:style-name="User_20_Entry"><text:span text:style-name="T124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9"><text:span text:style-name="User_20_Entry"><text:span text:style-name="T12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7"><draw:control text:anchor-type="as-char" draw:z-index="12" draw:name="Vorm 7" draw:style-name="gr1" draw:text-style-name="P81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4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0"/></text:span></text:p>
          </table:table-cell>
          <table:table-cell table:style-name="_31_._5f_Installatie_5f_voorbereiden.D10" office:value-type="string">
            <text:p text:style-name="P66"><text:span text:style-name="Strong_20_Emphasis"><text:span text:style-name="T61">Selecteer</text:span></text:span><text:span text:style-name="Strong_20_Emphasis"><text:span text:style-name="T44"> </text:span></text:span><text:span text:style-name="Strong_20_Emphasis"><text:span text:style-name="T74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5"/>
      <text:list xml:id="list144604638277773" text:continue-numbering="true" text:style-name="L1">
        <text:list-item>
          <text:p text:style-name="P77"><text:bookmark-start text:name="__RefNumPara__4009_1271708128"/><text:span text:style-name="Strong_20_Emphasis"><text:span text:style-name="T167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7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7"><text:span text:style-name="T169">Start de computer op vanaf</text:span><text:span text:style-name="T169"><text:note text:id="ftn4" text:note-class="footnote"><text:note-citation>1</text:note-citation><text:note-body><text:p text:style-name="P71"><text:span text:style-name="T113">B</text:span><text:span text:style-name="T114">ootmenu/</text:span><text:span text:style-name="T113">S</text:span><text:span text:style-name="T114">etup</text:span><text:span text:style-name="T112"> via </text:span><text:span text:style-name="T110">é</text:span><text:span text:style-name="T111">é</text:span><text:span text:style-name="T113">n van de </text:span><text:span text:style-name="Definition"><text:span text:style-name="T115">Veelgebruikte toetsen:</text:span></text:span><text:span text:style-name="Definition"><text:span text:style-name="T116"> </text:span></text:span><text:span text:style-name="User_20_Entry"><text:span text:style-name="T127">Esc</text:span></text:span><text:span text:style-name="User_20_Entry"><text:span text:style-name="T119">,</text:span></text:span><text:span text:style-name="Definition"><text:span text:style-name="T116"> </text:span></text:span><text:span text:style-name="User_20_Entry"><text:span text:style-name="T127">Delete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2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9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0</text:span></text:span><text:span text:style-name="User_20_Entry"><text:span text:style-name="T120">,</text:span></text:span><text:span text:style-name="Definition"><text:span text:style-name="T116"> </text:span></text:span><text:span text:style-name="User_20_Entry"><text:span text:style-name="T127">F11</text:span></text:span><text:span text:style-name="User_20_Entry"><text:span text:style-name="T120">,</text:span></text:span><text:span text:style-name="Definition"><text:span text:style-name="T116"> </text:span></text:span><text:span text:style-name="Definition"><text:span text:style-name="T117">o</text:span></text:span><text:span text:style-name="Definition"><text:span text:style-name="T118">f</text:span></text:span><text:span text:style-name="Definition"><text:span text:style-name="T116"> </text:span></text:span><text:span text:style-name="User_20_Entry"><text:span text:style-name="T127">F12</text:span></text:span><text:span text:style-name="User_20_Entry"><text:span text:style-name="T120">.</text:span></text:span></text:p></text:note-body></text:note></text:span><text:span text:style-name="T169"> </text:span><text:span text:style-name="T172">een </text:span><text:span text:style-name="Strong_20_Emphasis"><text:span text:style-name="T149"><text:user-field-get text:name="Distro">Ubuntu</text:user-field-get></text:span></text:span><text:span text:style-name="T168"><text:s/></text:span><text:span text:style-name="T150"><text:user-field-get text:name="Version">22.04</text:user-field-get></text:span><text:span text:style-name="T150"><text:s/></text:span><text:span text:style-name="T151">LTS</text:span><text:span text:style-name="T79"> 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5" text:note-class="footnote"><text:note-citation>2</text:note-citation><text:note-body><text:p text:style-name="P65"><text:span text:style-name="T258">Vanaf een </text:span><text:span text:style-name="T266">L</text:span><text:span text:style-name="T258">ive </text:span><text:span text:style-name="T267">USB</text:span><text:span text:style-name="T261">-stick</text:span><text:span text:style-name="T20"> </text:span><text:span text:style-name="T258">kunt u opstarten en </text:span><text:span text:style-name="T16">met 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T258">werken zonder enige bestanden op de harde schijf te wijzigen en maakt ook installatie van </text:span><text:span text:style-name="Strong_20_Emphasis"><text:span text:style-name="T190"><text:user-field-get text:name="Distro">Ubuntu</text:user-field-get></text:span></text:span><text:span text:style-name="Strong_20_Emphasis"><text:span text:style-name="T190"><text:s/></text:span></text:span><text:span text:style-name="T258">mogelijk.</text:span></text:p></text:note-body></text:note></text:span><text:span text:style-name="T79"> </text:span><text:span text:style-name="T82">USB</text:span><text:span text:style-name="T80">-stick</text:span><text:span text:style-name="T80"><text:note text:id="ftn6" text:note-class="footnote"><text:note-citation>3</text:note-citation><text:note-body><text:p text:style-name="P70"><text:span text:style-name="Strong_20_Emphasis"><text:span text:style-name="T97">Maak een opstartbare USB-stick</text:span></text:span><text:span text:style-name="Strong_20_Emphasis"><text:span text:style-name="T92">:<text:line-break/></text:span></text:span><text:span text:style-name="Strong_20_Emphasis"><text:span text:style-name="T86">Download </text:span></text:span><text:span text:style-name="Strong_20_Emphasis"><text:span text:style-name="T87">een </text:span></text:span><text:span text:style-name="Strong_20_Emphasis"><text:span text:style-name="T94">CD</text:span></text:span><text:span text:style-name="Strong_20_Emphasis"><text:span text:style-name="T95">-beeldbestand</text:span></text:span><text:span text:style-name="Strong_20_Emphasis"><text:span text:style-name="T88"> </text:span></text:span><text:span text:style-name="Strong_20_Emphasis"><text:span text:style-name="T89">(.iso) </text:span></text:span><text:span text:style-name="Strong_20_Emphasis"><text:span text:style-name="T88">vanaf </text:span></text:span><text:a xlink:type="simple" xlink:href="https://ubuntu.com/" text:style-name="Internet_20_link" text:visited-style-name="Visited_20_Internet_20_Link"><text:span text:style-name="Strong_20_Emphasis"><text:span text:style-name="T260">ubuntu.com</text:span></text:span></text:a><text:span text:style-name="Strong_20_Emphasis"><text:span text:style-name="T88">, </text:span></text:span><text:span text:style-name="Strong_20_Emphasis"><text:span text:style-name="T90">klik op </text:span></text:span><text:span text:style-name="Strong_20_Emphasis"><text:span text:style-name="T93">achtereenvolgens op </text:span></text:span><text:span text:style-name="Strong_20_Emphasis"><text:span text:style-name="T100">Download</text:span></text:span><text:span text:style-name="Strong_20_Emphasis"><text:span text:style-name="T93"> &gt; </text:span></text:span><text:span text:style-name="Strong_20_Emphasis"><text:span text:style-name="T100">Get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Server</text:user-field-get></text:span></text:span><text:span text:style-name="Strong_20_Emphasis"><text:span text:style-name="T101"><text:s/>&gt; </text:span></text:span><text:span text:style-name="Strong_20_Emphasis"><text:span text:style-name="T102">Download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1"><text:user-field-get text:name="Edition">Server</text:user-field-get></text:span></text:span><text:span text:style-name="Strong_20_Emphasis"><text:span text:style-name="T102"><text:s/></text:span></text:span><text:span text:style-name="Strong_20_Emphasis"><text:span text:style-name="T101"><text:user-field-get text:name="Version">22.04</text:user-field-get></text:span></text:span><text:span text:style-name="Strong_20_Emphasis"><text:span text:style-name="T101">... </text:span></text:span><text:span text:style-name="Strong_20_Emphasis"><text:span text:style-name="T102">LTS</text:span></text:span><text:span text:style-name="Strong_20_Emphasis"><text:span text:style-name="T96">.</text:span></text:span><text:span text:style-name="Strong_20_Emphasis"><text:span text:style-name="T91"><text:line-break/>De volgende stappen staan beschreven in </text:span></text:span><text:span text:style-name="Strong_20_Emphasis"><text:span text:style-name="T99">Linux informatie</text:span></text:span><text:span text:style-name="Strong_20_Emphasis"><text:span text:style-name="T91">, te vinden op </text:span>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Strong_20_Emphasis"><text:span text:style-name="T91">, onder </text:span></text:span><text:span text:style-name="Strong_20_Emphasis"><text:span text:style-name="T99">Linux</text:span></text:span><text:span text:style-name="Strong_20_Emphasis"><text:span text:style-name="T91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1">Selecteer</text:span></text:span><text:span text:style-name="Strong_20_Emphasis"><text:span text:style-name="T37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35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3"><draw:control text:anchor-type="as-char" draw:z-index="10" draw:name="Vorm 6" draw:style-name="gr1" draw:text-style-name="P81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0">Kies</text:span><text:span text:style-name="T171"> </text:span><text:span text:style-name="T173">Nederlands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0"><draw:control text:anchor-type="as-char" draw:z-index="9" draw:name="Vorm 1" draw:style-name="gr1" draw:text-style-name="P81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10">Bij</text:span><text:span text:style-name="T202"> </text:span><text:span text:style-name="Strong_20_Emphasis"><text:span text:style-name="T208">Profile setup</text:span></text:span><text:span text:style-name="T202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207">V</text:span><text:span text:style-name="T203">ul </text:span><text:span text:style-name="T204">in </text:span><text:span text:style-name="Strong_20_Emphasis"><text:span text:style-name="T208">Your</text:span></text:span><text:span text:style-name="Strong_20_Emphasis"><text:span text:style-name="T205"> n</text:span></text:span><text:span text:style-name="Strong_20_Emphasis"><text:span text:style-name="T206">a</text:span></text:span><text:span text:style-name="Strong_20_Emphasis"><text:span text:style-name="T208">me</text:span></text:span><text:span text:style-name="Strong_20_Emphasis"><text:span text:style-name="T195"> </text:span></text:span><text:span text:style-name="Definition"><text:span text:style-name="T4">gebruiker</text:span></text:span><text:span text:style-name="Strong_20_Emphasis"><text:span text:style-name="T196">, <text:line-break/></text:span></text:span><text:span text:style-name="Strong_20_Emphasis"><text:span text:style-name="T208">Your server</text:span></text:span><text:span text:style-name="Strong_20_Emphasis"><text:span text:style-name="T211">'</text:span></text:span><text:span text:style-name="Strong_20_Emphasis"><text:span text:style-name="T212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95">,<text:line-break/></text:span></text:span><text:span text:style-name="Strong_20_Emphasis"><text:span text:style-name="T209">Pick a username</text:span></text:span><text:span text:style-name="Strong_20_Emphasis"><text:span text:style-name="T195"> </text:span></text:span><text:span text:style-name="Definition"><text:span text:style-name="T4">gebruikersnaam</text:span></text:span><text:span text:style-name="Strong_20_Emphasis"><text:span text:style-name="T195">, </text:span></text:span><text:span text:style-name="Strong_20_Emphasis"><text:span text:style-name="T198">en</text:span></text:span><text:span text:style-name="Strong_20_Emphasis"><text:span text:style-name="T195"><text:line-break/></text:span></text:span><text:span text:style-name="Strong_20_Emphasis"><text:span text:style-name="T197">g</text:span></text:span><text:span text:style-name="Strong_20_Emphasis"><text:span text:style-name="T194">eef tweemaal een </text:span></text:span><text:span text:style-name="Strong_20_Emphasis"><text:span text:style-name="T201">wachtwoord</text:span></text:span><text:span text:style-name="Strong_20_Emphasis"><text:span text:style-name="T194">.</text:span></text:span></text:p>
          </table:table-cell>
        </table:table-row>
      </table:table>
      <text:p text:style-name="P36"><text:span text:style-name="Strong_20_Emphasis"><text:span text:style-name="T68"/></text:span></text:p>
      <text:list xml:id="list144604029065869" text:continue-numbering="true" text:style-name="L1">
        <text:list-item>
          <text:p text:style-name="P76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7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69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6"><draw:control text:anchor-type="as-char" draw:z-index="20" draw:name="Vorm4_ 1" draw:style-name="gr1" draw:text-style-name="P81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4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80">sudo useradd --create-home -- comm<text:span text:style-name="T272">e</text:span>n<text:span text:style-name="T272">t</text:span> <text:span text:style-name="T135">'</text:span><text:span text:style-name="T136">gebruiker</text:span><text:span text:style-name="T135">' [--groups adm,sudo] </text:span><text:span text:style-name="T136">gebruiker</text:span><text:span text:style-name="T137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passwd <text:span text:style-name="T270">gebruiker</text:span><text:span text:style-name="T271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7"><draw:control text:anchor-type="as-char" draw:z-index="5" draw:name="Vorm4_1" draw:style-name="gr1" draw:text-style-name="P81" svg:width="0.35cm" svg:height="0.35cm" draw:control="control6"/></text:span></text:span></text:p>
          </table:table-cell>
          <table:table-cell table:style-name="_33_._5f_Installatie_5f_afronden.C7" office:value-type="string">
            <text:p text:style-name="P74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0"/></text:span></text:p>
          </table:table-cell>
          <table:table-cell table:style-name="_33_._5f_Installatie_5f_afronden.C8" office:value-type="string">
            <text:p text:style-name="P68"><text:span text:style-name="User_20_Entry"><text:span text:style-name="T124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8" office:value-type="string">
            <text:p text:style-name="P69"><text:span text:style-name="User_20_Entry"><text:span text:style-name="T126">bash 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0" office:value-type="string">
            <text:p text:style-name="P45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7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1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2" office:value-type="string">
            <text:p text:style-name="P64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0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5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5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><text:span text:style-name="Strong_20_Emphasis"><text:span text:style-name="T36"><text:tab/></text:span></text:span></text:p>
      <text:p text:style-name="P38"><text:span text:style-name="Strong_20_Emphasis"><text:span text:style-name="T48"/></text:span></text:p>
      <text:p text:style-name="P39"><text:span text:style-name="Strong_20_Emphasis"><text:span text:style-name="T44"/></text:span></text:p>
      <text:list xml:id="list144604940529716" text:continue-numbering="true" text:style-name="L1">
        <text:list-item>
          <text:p text:style-name="P79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6" draw:name="Vorm40_0" draw:style-name="gr1" draw:text-style-name="P81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7"><draw:control text:anchor-type="as-char" draw:z-index="13" draw:name="Vorm40_ 1" draw:style-name="gr1" draw:text-style-name="P81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51"><text:note text:id="ftn8" text:note-class="footnote"><text:note-citation>1</text:note-citation><text:note-body><text:p text:style-name="P48"><text:span text:style-name="User_20_Entry"><text:span text:style-name="T121">E</text:span></text:span><text:span text:style-name="User_20_Entry"><text:span text:style-name="T123">ventuele extra </text:span></text:span><text:span text:style-name="Definition"><text:span text:style-name="T264">gebruiker</text:span></text:span><text:span text:style-name="User_20_Entry"><text:span text:style-name="T122">s</text:span></text:span><text:span text:style-name="User_20_Entry"><text:span text:style-name="T123"> aanmelden en dezelfde stappen uitvoeren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8" draw:name="Vorm40_2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7"><draw:control text:anchor-type="as-char" draw:z-index="14" draw:name="Vorm40_ 2" draw:style-name="gr1" draw:text-style-name="P81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9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4"><text:span text:style-name="Strong_20_Emphasis"><text:span text:style-name="T60">Typ </text:span></text:span><text:span text:style-name="Strong_20_Emphasis"><text:span text:style-name="T42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2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6"><text:span text:style-name="Strong_20_Emphasis"><text:span text:style-name="T61">Selecteer</text:span></text:span><text:span text:style-name="Strong_20_Emphasis"><text:span text:style-name="T47"> </text:span></text:span><text:span text:style-name="Strong_20_Emphasis"><text:span text:style-name="T76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13"><text:span text:style-name="Strong_20_Emphasis"><text:span text:style-name="T56"/></text:span></text:p>
      <text:p text:style-name="P33"/>
      <text:p text:style-name="P24"><text:span text:style-name="T128">E</text:span><text:span text:style-name="T129">inde c</text:span><text:span text:style-name="T130">hecklist, </text:span><text:span text:style-name="T131">d</text:span><text:span text:style-name="T130">e installatie van </text:span><text:span text:style-name="Strong_20_Emphasis"><text:span text:style-name="T147"><text:user-field-get text:name="Distro">Ubuntu</text:user-field-get></text:span></text:span><text:span text:style-name="T132"><text:s/></text:span><text:span text:style-name="T133"><text:user-field-get text:name="Version">22.04</text:user-field-get></text:span><text:span text:style-name="T133"><text:s/></text:span><text:span text:style-name="T134">LTS</text:span><text:span text:style-name="Strong_20_Emphasis"><text:span text:style-name="T148"> </text:span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30">is voltooid.</text:span></text:p>
      <text:p text:style-name="P8"/>
      <text:p text:style-name="P3"><text:span text:style-name="Emphasis"><text:span text:style-name="T216">Geschreven </text:span></text:span><text:span text:style-name="Emphasis"><text:span text:style-name="T214">d</text:span></text:span><text:span text:style-name="Emphasis"><text:span text:style-name="T21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7">Karel Zimmer</text:span></text:span></text:a><text:span text:style-name="Emphasis"><text:span text:style-name="T21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18">CC0 1.0 Universeel</text:span></text:span></text:a><text:span text:style-name="Emphasis"><text:span text:style-name="T216">,</text:span></text:span><text:span text:style-name="Emphasis"><text:span text:style-name="T213"> </text:span></text:span><text:span text:style-name="Strong_20_Emphasis"><text:span text:style-name="T44"><text:user-field-get style:data-style-name="N0" text:name="Releaseyear">2022</text:user-field-get></text:span></text:span><text:span text:style-name="Emphasis"><text:span text:style-name="T215">-</text:span></text:span><text:span text:style-name="Emphasis"><text:span text:style-name="T215"><text:date style:data-style-name="N10107" text:date-value="2024-02-17T14:46:03.957702484">2024</text:date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2-17T14:46:03.745695236">17-02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7T14:46:03.566144502</dc:date>
    <meta:keyword>Installatie</meta:keyword>
    <meta:keyword>Checklist</meta:keyword>
    <meta:keyword>Linux</meta:keyword>
    <meta:editing-cycles>6809</meta:editing-cycles>
    <meta:editing-duration>P12DT1H53M10S</meta:editing-duration>
    <dc:creator>Karel Zimmer</dc:creator>
    <meta:document-statistic meta:table-count="4" meta:image-count="0" meta:object-count="0" meta:page-count="4" meta:paragraph-count="74" meta:word-count="431" meta:character-count="3007" meta:non-whitespace-character-count="2601"/>
    <meta:user-defined meta:name="Info 1"/>
    <meta:user-defined meta:name="Info 2"/>
    <meta:user-defined meta:name="Info 3"/>
    <meta:user-defined meta:name="Info 4"/>
  </office:meta>
</office:document-meta>
</file>